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009337" calcext:value-type="float">
            <text:p>0,009337</text:p>
          </table:table-cell>
          <table:table-cell/>
          <table:table-cell table:formula="of:=[.B1]" office:value-type="float" office:value="0.009337" calcext:value-type="float">
            <text:p>0,009337</text:p>
          </table:table-cell>
          <table:table-cell table:formula="of:=[.B2]" office:value-type="float" office:value="0.000173" calcext:value-type="float">
            <text:p>0,000173</text:p>
          </table:table-cell>
          <table:table-cell table:formula="of:=[.B3]" office:value-type="float" office:value="0.00952" calcext:value-type="float">
            <text:p>0,0095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73" calcext:value-type="float">
            <text:p>0,000173</text:p>
          </table:table-cell>
          <table:table-cell/>
          <table:table-cell table:formula="of:=[.B5]" office:value-type="float" office:value="0.009806" calcext:value-type="float">
            <text:p>0,009806</text:p>
          </table:table-cell>
          <table:table-cell table:formula="of:=[.B6]" office:value-type="float" office:value="0.017141" calcext:value-type="float">
            <text:p>0,017141</text:p>
          </table:table-cell>
          <table:table-cell table:formula="of:=[.B7]" office:value-type="float" office:value="0.026961" calcext:value-type="float">
            <text:p>0,02696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952" calcext:value-type="float">
            <text:p>0,00952</text:p>
          </table:table-cell>
          <table:table-cell/>
          <table:table-cell table:formula="of:=[.B9]" office:value-type="float" office:value="0.015245" calcext:value-type="float">
            <text:p>0,015245</text:p>
          </table:table-cell>
          <table:table-cell table:formula="of:=[.B10]" office:value-type="float" office:value="0.000237" calcext:value-type="float">
            <text:p>0,000237</text:p>
          </table:table-cell>
          <table:table-cell table:formula="of:=[.B11]" office:value-type="float" office:value="0.015494" calcext:value-type="float">
            <text:p>0,015494</text:p>
          </table:table-cell>
        </table:table-row>
        <table:table-row table:style-name="ro1">
          <table:table-cell table:number-columns-repeated="3"/>
          <table:table-cell table:formula="of:=[.B13]" office:value-type="float" office:value="0.008262" calcext:value-type="float">
            <text:p>0,008262</text:p>
          </table:table-cell>
          <table:table-cell table:formula="of:=[.B14]" office:value-type="float" office:value="0.000324" calcext:value-type="float">
            <text:p>0,000324</text:p>
          </table:table-cell>
          <table:table-cell table:formula="of:=[.B15]" office:value-type="float" office:value="0.008598" calcext:value-type="float">
            <text:p>0,008598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9806" calcext:value-type="float">
            <text:p>0,009806</text:p>
          </table:table-cell>
          <table:table-cell/>
          <table:table-cell table:formula="of:=[.B17]" office:value-type="float" office:value="0.009623" calcext:value-type="float">
            <text:p>0,009623</text:p>
          </table:table-cell>
          <table:table-cell table:formula="of:=[.B18]" office:value-type="float" office:value="0.000307" calcext:value-type="float">
            <text:p>0,000307</text:p>
          </table:table-cell>
          <table:table-cell table:formula="of:=[.B19]" office:value-type="float" office:value="0.009942" calcext:value-type="float">
            <text:p>0,00994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17141" calcext:value-type="float">
            <text:p>0,017141</text:p>
          </table:table-cell>
          <table:table-cell/>
          <table:table-cell table:formula="of:=[.B21]" office:value-type="float" office:value="0.008879" calcext:value-type="float">
            <text:p>0,008879</text:p>
          </table:table-cell>
          <table:table-cell table:formula="of:=[.B22]" office:value-type="float" office:value="0.000204" calcext:value-type="float">
            <text:p>0,000204</text:p>
          </table:table-cell>
          <table:table-cell table:formula="of:=[.B23]" office:value-type="float" office:value="0.009095" calcext:value-type="float">
            <text:p>0,00909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6961" calcext:value-type="float">
            <text:p>0,026961</text:p>
          </table:table-cell>
          <table:table-cell/>
          <table:table-cell table:formula="of:=[.B25]" office:value-type="float" office:value="0.009942" calcext:value-type="float">
            <text:p>0,009942</text:p>
          </table:table-cell>
          <table:table-cell table:formula="of:=[.B26]" office:value-type="float" office:value="0.000196" calcext:value-type="float">
            <text:p>0,000196</text:p>
          </table:table-cell>
          <table:table-cell table:formula="of:=[.B27]" office:value-type="float" office:value="0.01015" calcext:value-type="float">
            <text:p>0,01015</text:p>
          </table:table-cell>
        </table:table-row>
        <table:table-row table:style-name="ro1">
          <table:table-cell table:number-columns-repeated="3"/>
          <table:table-cell table:formula="of:=[.B29]" office:value-type="float" office:value="0.011456" calcext:value-type="float">
            <text:p>0,011456</text:p>
          </table:table-cell>
          <table:table-cell table:formula="of:=[.B30]" office:value-type="float" office:value="0.000181" calcext:value-type="float">
            <text:p>0,000181</text:p>
          </table:table-cell>
          <table:table-cell table:formula="of:=[.B31]" office:value-type="float" office:value="0.011645" calcext:value-type="float">
            <text:p>0,011645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5245" calcext:value-type="float">
            <text:p>0,015245</text:p>
          </table:table-cell>
          <table:table-cell/>
          <table:table-cell table:formula="of:=[.B33]" office:value-type="float" office:value="0.010552" calcext:value-type="float">
            <text:p>0,010552</text:p>
          </table:table-cell>
          <table:table-cell table:formula="of:=[.B34]" office:value-type="float" office:value="0.000281" calcext:value-type="float">
            <text:p>0,000281</text:p>
          </table:table-cell>
          <table:table-cell table:formula="of:=[.B35]" office:value-type="float" office:value="0.010854" calcext:value-type="float">
            <text:p>0,010854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37" calcext:value-type="float">
            <text:p>0,000237</text:p>
          </table:table-cell>
          <table:table-cell/>
          <table:table-cell table:formula="of:=[.B37]" office:value-type="float" office:value="0.005134" calcext:value-type="float">
            <text:p>0,005134</text:p>
          </table:table-cell>
          <table:table-cell table:formula="of:=[.B38]" office:value-type="float" office:value="0.000243" calcext:value-type="float">
            <text:p>0,000243</text:p>
          </table:table-cell>
          <table:table-cell table:formula="of:=[.B39]" office:value-type="float" office:value="0.005389" calcext:value-type="float">
            <text:p>0,0053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5494" calcext:value-type="float">
            <text:p>0,015494</text:p>
          </table:table-cell>
          <table:table-cell/>
          <table:table-cell table:formula="of:=[.B41]" office:value-type="float" office:value="0.009596" calcext:value-type="float">
            <text:p>0,009596</text:p>
          </table:table-cell>
          <table:table-cell table:formula="of:=[.B42]" office:value-type="float" office:value="0.000267" calcext:value-type="float">
            <text:p>0,000267</text:p>
          </table:table-cell>
          <table:table-cell table:formula="of:=[.B43]" office:value-type="float" office:value="0.009876" calcext:value-type="float">
            <text:p>0,00987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8262" calcext:value-type="float">
            <text:p>0,008262</text:p>
          </table:table-cell>
          <table:table-cell/>
          <table:table-cell table:formula="of:=SMALL([.D$1:.D$11];1)" office:value-type="float" office:value="0.005134" calcext:value-type="float">
            <text:p>0,005134</text:p>
          </table:table-cell>
          <table:table-cell table:formula="of:=SMALL([.E$1:.E$11];1)" office:value-type="float" office:value="0.000173" calcext:value-type="float">
            <text:p>0,000173</text:p>
          </table:table-cell>
          <table:table-cell table:formula="of:=SMALL([.F$1:.F$11];1)" office:value-type="float" office:value="0.005389" calcext:value-type="float">
            <text:p>0,00538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24" calcext:value-type="float">
            <text:p>0,000324</text:p>
          </table:table-cell>
          <table:table-cell/>
          <table:table-cell table:formula="of:=SMALL([.D$1:.D$11];2)" office:value-type="float" office:value="0.008262" calcext:value-type="float">
            <text:p>0,008262</text:p>
          </table:table-cell>
          <table:table-cell table:formula="of:=SMALL([.E$1:.E$11];2)" office:value-type="float" office:value="0.000181" calcext:value-type="float">
            <text:p>0,000181</text:p>
          </table:table-cell>
          <table:table-cell table:formula="of:=SMALL([.F$1:.F$11];2)" office:value-type="float" office:value="0.008598" calcext:value-type="float">
            <text:p>0,00859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8598" calcext:value-type="float">
            <text:p>0,008598</text:p>
          </table:table-cell>
          <table:table-cell/>
          <table:table-cell table:formula="of:=SMALL([.D$1:.D$11];3)" office:value-type="float" office:value="0.008879" calcext:value-type="float">
            <text:p>0,008879</text:p>
          </table:table-cell>
          <table:table-cell table:formula="of:=SMALL([.E$1:.E$11];3)" office:value-type="float" office:value="0.000196" calcext:value-type="float">
            <text:p>0,000196</text:p>
          </table:table-cell>
          <table:table-cell table:formula="of:=SMALL([.F$1:.F$11];3)" office:value-type="float" office:value="0.009095" calcext:value-type="float">
            <text:p>0,009095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009337" calcext:value-type="float">
            <text:p>0,009337</text:p>
          </table:table-cell>
          <table:table-cell table:formula="of:=SMALL([.E$1:.E$11];4)" office:value-type="float" office:value="0.000204" calcext:value-type="float">
            <text:p>0,000204</text:p>
          </table:table-cell>
          <table:table-cell table:formula="of:=SMALL([.F$1:.F$11];4)" office:value-type="float" office:value="0.00952" calcext:value-type="float">
            <text:p>0,00952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9623" calcext:value-type="float">
            <text:p>0,009623</text:p>
          </table:table-cell>
          <table:table-cell/>
          <table:table-cell table:formula="of:=SMALL([.D$1:.D$11];5)" office:value-type="float" office:value="0.009596" calcext:value-type="float">
            <text:p>0,009596</text:p>
          </table:table-cell>
          <table:table-cell table:formula="of:=SMALL([.E$1:.E$11];5)" office:value-type="float" office:value="0.000237" calcext:value-type="float">
            <text:p>0,000237</text:p>
          </table:table-cell>
          <table:table-cell table:formula="of:=SMALL([.F$1:.F$11];5)" office:value-type="float" office:value="0.009876" calcext:value-type="float">
            <text:p>0,00987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07" calcext:value-type="float">
            <text:p>0,000307</text:p>
          </table:table-cell>
          <table:table-cell/>
          <table:table-cell table:formula="of:=AVERAGE([.D13:.D17])" office:value-type="float" office:value="0.0082416" calcext:value-type="float">
            <text:p>0,0082416</text:p>
          </table:table-cell>
          <table:table-cell table:formula="of:=AVERAGE([.E13:.E17])" office:value-type="float" office:value="0.0001982" calcext:value-type="float">
            <text:p>0,0001982</text:p>
          </table:table-cell>
          <table:table-cell table:formula="of:=AVERAGE([.F13:.F17])" office:value-type="float" office:value="0.0084956" calcext:value-type="float">
            <text:p>0,008495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9942" calcext:value-type="float">
            <text:p>0,00994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8879" calcext:value-type="float">
            <text:p>0,008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4" calcext:value-type="float">
            <text:p>0,000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9095" calcext:value-type="float">
            <text:p>0,00909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9942" calcext:value-type="float">
            <text:p>0,009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6" calcext:value-type="float">
            <text:p>0,000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015" calcext:value-type="float">
            <text:p>0,0101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1456" calcext:value-type="float">
            <text:p>0,011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81" calcext:value-type="float">
            <text:p>0,000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1645" calcext:value-type="float">
            <text:p>0,01164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0552" calcext:value-type="float">
            <text:p>0,010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81" calcext:value-type="float">
            <text:p>0,000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0854" calcext:value-type="float">
            <text:p>0,01085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5134" calcext:value-type="float">
            <text:p>0,005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43" calcext:value-type="float">
            <text:p>0,000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5389" calcext:value-type="float">
            <text:p>0,00538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9596" calcext:value-type="float">
            <text:p>0,009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67" calcext:value-type="float">
            <text:p>0,00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9876" calcext:value-type="float">
            <text:p>0,00987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4231" calcext:value-type="float">
            <text:p>0,014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4" calcext:value-type="float">
            <text:p>0,000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4434" calcext:value-type="float">
            <text:p>0,01443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696" calcext:value-type="float">
            <text:p>0,007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51" calcext:value-type="float">
            <text:p>0,000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806" calcext:value-type="float">
            <text:p>0,0080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0465" calcext:value-type="float">
            <text:p>0,010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2" calcext:value-type="float">
            <text:p>0,00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0796" calcext:value-type="float">
            <text:p>0,01079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1991" calcext:value-type="float">
            <text:p>0,011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6" calcext:value-type="float">
            <text:p>0,000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2207" calcext:value-type="float">
            <text:p>0,012207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0102055714285714" calcext:value-type="float">
            <text:p>0,010205571428572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146085714285714" calcext:value-type="float">
            <text:p>0,001460857142857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0116786428571429" calcext:value-type="float">
            <text:p>0,01167864285714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5:59.7677040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6:02.509871001</dc:date>
    <meta:editing-duration>PT16M57S</meta:editing-duration>
    <meta:editing-cycles>18</meta:editing-cycles>
    <meta:generator>LibreOffice/6.2.5.2$Linux_X86_64 LibreOffice_project/20$Build-2</meta:generator>
    <meta:document-statistic meta:table-count="1" meta:cell-count="144" meta:object-count="0"/>
  </office:meta>
</office:document-meta>
</file>